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double #000000" style:vertical-align="to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double #000000" style:vertical-align="top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e11" style:family="table-cell" style:parent-style-name="Default" style:data-style-name="N0">
      <style:table-cell-properties fo:border="thin solid #000000" style:vertical-align="top"/>
    </style:style>
    <style:style style:name="ce12" style:family="table-cell" style:parent-style-name="Default" style:data-style-name="N0">
      <style:table-cell-properties fo:border="thin solid #000000" style:vertical-align="top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none" fo:border-left="none" fo:border-right="thin solid #000000" style:vertical-align="to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style:repeat-content="false"/>
      <style:paragraph-properties fo:text-align="start" fo:margin-left="0cm"/>
    </style:style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3.413125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3.25pt" style:use-optimal-row-height="false" fo:break-before="auto"/>
    </style:style>
    <style:style style:name="ro4" style:family="table-row">
      <style:table-row-properties style:row-height="36pt" style:use-optimal-row-height="false" fo:break-before="auto"/>
    </style:style>
    <style:style style:name="ro5" style:family="table-row">
      <style:table-row-properties style:row-height="24pt" style:use-optimal-row-height="false" fo:break-before="auto"/>
    </style:style>
    <style:style style:name="ro6" style:family="table-row">
      <style:table-row-properties style:row-height="28.5pt" style:use-optimal-row-height="fals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0.75pt" style:use-optimal-row-height="false" fo:break-before="auto"/>
    </style:style>
    <style:style style:name="ro9" style:family="table-row">
      <style:table-row-properties style:row-height="27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6">
            <text:p>17. Ведомость начисления заработной платы за 02.12. 2020 г.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table:number-columns-repeated="4" table:style-name="ce3"/>
          <table:table-cell table:number-columns-repeated="16380" table:style-name="ce1"/>
        </table:table-row>
        <table:table-row table:style-name="ro1">
          <table:table-cell table:number-columns-repeated="2" table:style-name="ce1"/>
          <table:table-cell table:number-columns-repeated="3" table:style-name="ce2"/>
          <table:table-cell table:number-columns-repeated="16379"/>
        </table:table-row>
        <table:table-row table:style-name="ro3">
          <table:table-cell table:style-name="ce1"/>
          <table:table-cell office:value-type="string" table:number-columns-spanned="2" table:number-rows-spanned="1" table:style-name="ce4">
            <text:p>Процент премии:</text:p>
          </table:table-cell>
          <table:covered-table-cell/>
          <table:table-cell office:value-type="float" office:value="35" table:style-name="ce5">
            <text:p>35</text:p>
          </table:table-cell>
          <table:table-cell table:number-columns-repeated="16380" table:style-name="ce1"/>
        </table:table-row>
        <table:table-row table:style-name="ro1">
          <table:table-cell table:number-columns-repeated="16384" table:style-name="ce1"/>
        </table:table-row>
        <table:table-row table:style-name="ro4">
          <table:table-cell office:value-type="string" table:style-name="ce7">
            <text:p>Фимилия, И.О.</text:p>
          </table:table-cell>
          <table:table-cell office:value-type="string" table:style-name="ce8">
            <text:p>Заработная плата, руб.</text:p>
          </table:table-cell>
          <table:table-cell office:value-type="string" table:style-name="ce8">
            <text:p>Премия, руб.</text:p>
          </table:table-cell>
          <table:table-cell office:value-type="string" table:style-name="ce8">
            <text:p>Всего начислено,    руб.</text:p>
          </table:table-cell>
          <table:table-cell table:number-columns-repeated="16380" table:style-name="ce1"/>
        </table:table-row>
        <table:table-row table:style-name="ro5"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table:number-columns-repeated="16380" table:style-name="ce1"/>
        </table:table-row>
        <table:table-row table:style-name="ro6">
          <table:table-cell office:value-type="string" table:style-name="ce11">
            <text:p>Прокопович А.Н.</text:p>
          </table:table-cell>
          <table:table-cell office:value-type="float" office:value="265000" table:style-name="ce12">
            <text:p>265000</text:p>
          </table:table-cell>
          <table:table-cell office:value-type="float" office:value="92750" table:formula="of:=[.B8]/100*[.$D$4]" table:style-name="ce11">
            <text:p>92750</text:p>
          </table:table-cell>
          <table:table-cell office:value-type="float" office:value="357750" table:formula="of:=SUM([.B8:.C8])" table:style-name="ce11">
            <text:p>357750</text:p>
          </table:table-cell>
          <table:table-cell table:number-columns-repeated="16380" table:style-name="ce1"/>
        </table:table-row>
        <table:table-row table:style-name="ro7">
          <table:table-cell office:value-type="string" table:style-name="ce11">
            <text:p>Маслов Н.П.</text:p>
          </table:table-cell>
          <table:table-cell office:value-type="float" office:value="361000" table:style-name="ce12">
            <text:p>361000</text:p>
          </table:table-cell>
          <table:table-cell office:value-type="float" office:value="126350" table:formula="of:=[.B9]/100*[.$D$4]" table:style-name="ce11">
            <text:p>126350</text:p>
          </table:table-cell>
          <table:table-cell office:value-type="float" office:value="487350" table:formula="of:=SUM([.B9:.C9])" table:style-name="ce11">
            <text:p>487350</text:p>
          </table:table-cell>
          <table:table-cell table:number-columns-repeated="16380" table:style-name="ce1"/>
        </table:table-row>
        <table:table-row table:style-name="ro7">
          <table:table-cell office:value-type="string" table:style-name="ce11">
            <text:p>Герасимов А.А.</text:p>
          </table:table-cell>
          <table:table-cell office:value-type="float" office:value="215200" table:style-name="ce12">
            <text:p>215200</text:p>
          </table:table-cell>
          <table:table-cell office:value-type="float" office:value="75320" table:formula="of:=[.B10]/100*[.$D$4]" table:style-name="ce11">
            <text:p>75320</text:p>
          </table:table-cell>
          <table:table-cell office:value-type="float" office:value="290520" table:formula="of:=SUM([.B10:.C10])" table:style-name="ce11">
            <text:p>290520</text:p>
          </table:table-cell>
          <table:table-cell table:number-columns-repeated="16380" table:style-name="ce1"/>
        </table:table-row>
        <table:table-row table:style-name="ro6">
          <table:table-cell office:value-type="string" table:style-name="ce11">
            <text:p>Смежинский П.П.</text:p>
          </table:table-cell>
          <table:table-cell office:value-type="float" office:value="290000" table:style-name="ce12">
            <text:p>290000</text:p>
          </table:table-cell>
          <table:table-cell office:value-type="float" office:value="101500" table:formula="of:=[.B11]/100*[.$D$4]" table:style-name="ce11">
            <text:p>101500</text:p>
          </table:table-cell>
          <table:table-cell office:value-type="float" office:value="391500" table:formula="of:=SUM([.B11:.C11])" table:style-name="ce11">
            <text:p>391500</text:p>
          </table:table-cell>
          <table:table-cell table:number-columns-repeated="16380" table:style-name="ce1"/>
        </table:table-row>
        <table:table-row table:style-name="ro8">
          <table:table-cell office:value-type="string" table:style-name="ce11">
            <text:p>Игнатьева Н.В.</text:p>
          </table:table-cell>
          <table:table-cell office:value-type="float" office:value="453000" table:style-name="ce12">
            <text:p>453000</text:p>
          </table:table-cell>
          <table:table-cell office:value-type="float" office:value="158550" table:formula="of:=[.B12]/100*[.$D$4]" table:style-name="ce11">
            <text:p>158550</text:p>
          </table:table-cell>
          <table:table-cell office:value-type="float" office:value="611550" table:formula="of:=SUM([.B12:.C12])" table:style-name="ce11">
            <text:p>611550</text:p>
          </table:table-cell>
          <table:table-cell table:number-columns-repeated="16380" table:style-name="ce1"/>
        </table:table-row>
        <table:table-row table:style-name="ro6">
          <table:table-cell office:value-type="string" table:style-name="ce11">
            <text:p>Климашевич Т.В.</text:p>
          </table:table-cell>
          <table:table-cell office:value-type="float" office:value="323000" table:style-name="ce12">
            <text:p>323000</text:p>
          </table:table-cell>
          <table:table-cell office:value-type="float" office:value="113050" table:formula="of:=[.B13]/100*[.$D$4]" table:style-name="ce11">
            <text:p>113050</text:p>
          </table:table-cell>
          <table:table-cell office:value-type="float" office:value="436050" table:formula="of:=SUM([.B13:.C13])" table:style-name="ce11">
            <text:p>436050</text:p>
          </table:table-cell>
          <table:table-cell table:number-columns-repeated="16380" table:style-name="ce1"/>
        </table:table-row>
        <table:table-row table:style-name="ro9">
          <table:table-cell office:value-type="string" table:style-name="ce11">
            <text:p>Итого:</text:p>
          </table:table-cell>
          <table:table-cell office:value-type="float" office:value="1907200" table:formula="of:=SUM([.B8:.B13])" table:style-name="ce11">
            <text:p>1907200</text:p>
          </table:table-cell>
          <table:table-cell office:value-type="float" office:value="667520" table:formula="of:=SUM([.C8:.C13])" table:style-name="ce11">
            <text:p>667520</text:p>
          </table:table-cell>
          <table:table-cell office:value-type="float" office:value="2574720" table:formula="of:=SUM([.D8:.D13])" table:style-name="ce11">
            <text:p>2574720</text:p>
          </table:table-cell>
          <table:table-cell table:number-columns-repeated="16380" table:style-name="ce1"/>
        </table:table-row>
        <table:table-row table:style-name="ro9">
          <table:table-cell office:value-type="string" table:number-columns-spanned="3" table:number-rows-spanned="1" table:style-name="ce13">
            <text:p>Средняя сумма начислений:</text:p>
          </table:table-cell>
          <table:covered-table-cell table:number-columns-repeated="2"/>
          <table:table-cell office:value-type="float" office:value="429120" table:formula="of:=AVERAGE([.D8:.D13])" table:style-name="ce9">
            <text:p>429120</text:p>
          </table:table-cell>
          <table:table-cell table:number-columns-repeated="16380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style-name="ce1">
            <draw:frame draw:z-index="1" draw:id="id0" draw:style-name="a0" draw:name="Диаграмма 6" svg:x="0.15911in" svg:y="0.10552in" svg:width="3.84495in" svg:height="3.5697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meta:initial-creator>Master</meta:initial-creator>
    <dc:creator>Master</dc:creator>
    <meta:creation-date>2020-12-02T19:21:43Z</meta:creation-date>
    <dc:date>2020-12-02T20:49:16Z</dc:date>
    <meta:print-date>2020-12-02T20:48:46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2P0">
      <style:chart-properties chart:symbol-type="none"/>
      <style:graphic-properties draw:fill="solid" draw:fill-color="#a5a5a5" draw:opacity="100%" draw:stroke="none"/>
    </style:style>
    <style:style style:family="chart" style:name="Crt0">
      <style:chart-properties chart:three-dimensional="true" chart:deep="tru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Wal0">
      <style:chart-properties chart:auto-size="true"/>
      <style:graphic-properties draw:fill="none" draw:stroke="non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3P0">
      <style:chart-properties chart:symbol-type="none"/>
      <style:graphic-properties draw:fill="solid" draw:fill-color="#ffc000" draw:opacity="100%" draw:stroke="non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solid" draw:fill-color="#70ad47" draw:opacity="100%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4P0">
      <style:chart-properties chart:symbol-type="none"/>
      <style:graphic-properties draw:fill="solid" draw:fill-color="#5b9bd5" draw:opacity="100%" draw:stroke="none"/>
    </style:style>
    <style:style style:family="chart" style:name="G0S1P0">
      <style:chart-properties chart:symbol-type="none"/>
      <style:graphic-properties draw:fill="solid" draw:fill-color="#ed7d31" draw:opacity="100%" draw:stroke="none"/>
    </style:style>
    <style:style style:family="chart" style:name="Axs0" style:data-style-name="N0">
      <style:chart-properties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290520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true" chart:visible="true" chart:logarithmic="false" chart:maximum="610520" chart:minimum="290520" chart:origin="29052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true" chart:deep="true" chart:auto-position="false" chart:right-angled-axes="true"/>
      <style:graphic-properties draw:fill="solid" draw:fill-color="#262626" draw:opacity="100%" draw:stroke="solid" svg:stroke-width="0.01042in" svg:stroke-color="#181717" svg:stroke-opacity="100%"/>
    </style:style>
    <style:style style:family="chart" style:name="Axs2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290520" chart:reverse-direction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Flr0">
      <style:chart-properties chart:auto-size="true"/>
      <style:graphic-properties draw:fill="none" draw:stroke="none"/>
    </style:style>
  </office:automatic-styles>
  <office:body>
    <office:chart>
      <chart:chart chart:class="chart:bar" svg:height="257.0251181102362pt" svg:width="276.8365354330709pt" chart:style-name="Crt0">
        <chart:title svg:x="1.849370078740157pt" svg:y="17.84897637795276pt" chart:style-name="CT00">
          <text:p text:style-name="a0" text:class-names="" text:cond-style-name="">Начисленные суммы</text:p>
        </chart:title>
        <chart:plot-area svg:x="0.0pt" svg:y="2.905196850393701pt" svg:width="276.8365354330709pt" svg:height="253.7227559055118pt" chart:style-name="Plt0" dr3d:transform="matrix (0.99564446382742067 -2.9808720977666348E-2 -8.833765790127851E-2 3.6833428844505495E-2 0.99619477459360894 7.8989047291030706E-2 8.5646950730101257E-2 -8.1898786474914415E-2 0.99295376962100956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x" chart:name="primary-x" chart:style-name="Axs0">
            <chart:categories table:cell-range-address="Лист1.$D$6"/>
          </chart:axis>
          <chart:axis chart:dimension="y" chart:name="primary-y" chart:style-name="Axs1">
            <chart:grid chart:class="major" chart:style-name="GMa1"/>
          </chart:axis>
          <chart:axis chart:dimension="z" chart:name="primary-z" chart:style-name="Axs2"/>
          <chart:series chart:label-cell-address="Лист1.$A$8" chart:values-cell-range-address="Лист1.$D$8" chart:class="chart:bar" chart:attached-axis="primary-y" chart:style-name="G0S0">
            <chart:data-point/>
          </chart:series>
          <chart:series chart:label-cell-address="Лист1.$A$9" chart:values-cell-range-address="Лист1.$D$9" chart:class="chart:bar" chart:attached-axis="primary-y" chart:style-name="G0S1">
            <chart:data-point chart:style-name="G0S1P0"/>
          </chart:series>
          <chart:series chart:label-cell-address="Лист1.$A$10" chart:values-cell-range-address="Лист1.$D$10" chart:class="chart:bar" chart:attached-axis="primary-y" chart:style-name="G0S2">
            <chart:data-point chart:style-name="G0S2P0"/>
          </chart:series>
          <chart:series chart:label-cell-address="Лист1.$A$11" chart:values-cell-range-address="Лист1.$D$11" chart:class="chart:bar" chart:attached-axis="primary-y" chart:style-name="G0S3">
            <chart:data-point chart:style-name="G0S3P0"/>
          </chart:series>
          <chart:series chart:label-cell-address="Лист1.$A$12" chart:values-cell-range-address="Лист1.$D$12" chart:class="chart:bar" chart:attached-axis="primary-y" chart:style-name="G0S4">
            <chart:data-point chart:style-name="G0S4P0"/>
          </chart:series>
          <chart:series chart:label-cell-address="Лист1.$A$13" chart:values-cell-range-address="Лист1.$D$13" chart:class="chart:bar" chart:attached-axis="primary-y" chart:style-name="G0S5">
            <chart:data-point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